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" svg:font-family="Ralew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fo:language="cs" fo:country="CZ"/>
    </style:style>
    <style:style style:name="P2" style:parent-style-name="Heading1" style:family="paragraph">
      <style:text-properties style:font-name="Raleway" fo:language="cs" fo:country="CZ"/>
    </style:style>
    <style:style style:name="P3" style:parent-style-name="Textbody" style:family="paragraph">
      <style:text-properties style:font-name="Raleway" fo:language="cs" fo:country="CZ"/>
    </style:style>
    <style:style style:name="P4" style:parent-style-name="Heading2" style:family="paragraph">
      <style:text-properties style:font-name="Raleway" fo:language="cs" fo:country="CZ"/>
    </style:style>
    <style:style style:name="P5" style:parent-style-name="Textbody" style:family="paragraph">
      <style:paragraph-properties fo:margin-bottom="0.018in"/>
      <style:text-properties style:font-name="Raleway" fo:language="cs" fo:country="CZ"/>
    </style:style>
    <style:style style:name="P6" style:parent-style-name="Textbody" style:family="paragraph">
      <style:paragraph-properties fo:margin-bottom="0.018in"/>
      <style:text-properties style:font-name="Raleway" fo:language="cs" fo:country="CZ"/>
    </style:style>
    <style:style style:name="P7" style:parent-style-name="Textbody" style:family="paragraph">
      <style:paragraph-properties fo:margin-bottom="0.018in"/>
      <style:text-properties style:font-name="Raleway" fo:language="cs" fo:country="CZ"/>
    </style:style>
    <style:style style:name="P8" style:parent-style-name="Textbody" style:family="paragraph">
      <style:paragraph-properties fo:margin-bottom="0.018in"/>
      <style:text-properties style:font-name="Raleway" fo:language="cs" fo:country="CZ"/>
    </style:style>
    <style:style style:name="P9" style:parent-style-name="Textbody" style:family="paragraph">
      <style:paragraph-properties fo:margin-bottom="0.018in"/>
      <style:text-properties style:font-name="Raleway" fo:language="cs" fo:country="CZ"/>
    </style:style>
    <style:style style:name="P10" style:parent-style-name="Textbody" style:family="paragraph">
      <style:paragraph-properties fo:margin-bottom="0.018in"/>
      <style:text-properties style:font-name="Raleway" fo:language="cs" fo:country="CZ"/>
    </style:style>
    <style:style style:name="P11" style:parent-style-name="Textbody" style:family="paragraph">
      <style:paragraph-properties fo:margin-bottom="0.018in"/>
      <style:text-properties style:font-name="Raleway" fo:language="cs" fo:country="CZ"/>
    </style:style>
    <style:style style:name="P12" style:parent-style-name="Textbody" style:family="paragraph">
      <style:paragraph-properties fo:margin-bottom="0.018in"/>
      <style:text-properties style:font-name="Raleway" fo:language="cs" fo:country="CZ"/>
    </style:style>
    <style:style style:name="P13" style:parent-style-name="Textbody" style:family="paragraph">
      <style:paragraph-properties fo:margin-bottom="0.018in"/>
      <style:text-properties style:font-name="Raleway" fo:language="cs" fo:country="CZ"/>
    </style:style>
    <style:style style:name="P14" style:parent-style-name="Textbody" style:family="paragraph">
      <style:paragraph-properties fo:margin-bottom="0.018in"/>
      <style:text-properties style:font-name="Raleway" fo:language="cs" fo:country="CZ"/>
    </style:style>
    <style:style style:name="P15" style:parent-style-name="Textbody" style:family="paragraph">
      <style:paragraph-properties fo:margin-bottom="0.018in"/>
      <style:text-properties style:font-name="Raleway" fo:language="cs" fo:country="CZ"/>
    </style:style>
    <style:style style:name="P16" style:parent-style-name="Textbody" style:family="paragraph">
      <style:paragraph-properties fo:margin-bottom="0.018in"/>
      <style:text-properties style:font-name="Raleway" fo:language="cs" fo:country="CZ"/>
    </style:style>
    <style:style style:name="P17" style:parent-style-name="Textbody" style:family="paragraph">
      <style:paragraph-properties fo:margin-bottom="0.018in"/>
      <style:text-properties style:font-name="Raleway" fo:language="cs" fo:country="CZ"/>
    </style:style>
    <style:style style:name="P18" style:parent-style-name="Textbody" style:family="paragraph">
      <style:paragraph-properties fo:margin-bottom="0.018in"/>
      <style:text-properties style:font-name="Raleway" fo:language="cs" fo:country="CZ"/>
    </style:style>
    <style:style style:name="P19" style:parent-style-name="Textbody" style:family="paragraph">
      <style:paragraph-properties fo:margin-bottom="0.018in"/>
      <style:text-properties style:font-name="Raleway" fo:language="cs" fo:country="CZ"/>
    </style:style>
    <style:style style:name="P20" style:parent-style-name="Heading2" style:family="paragraph">
      <style:text-properties style:font-name="Raleway" fo:language="cs" fo:country="CZ"/>
    </style:style>
    <style:style style:name="P21" style:parent-style-name="Textbody" style:family="paragraph">
      <style:paragraph-properties fo:margin-bottom="0.018in"/>
      <style:text-properties style:font-name="Raleway" fo:language="cs" fo:country="CZ"/>
    </style:style>
    <style:style style:name="P22" style:parent-style-name="Textbody" style:family="paragraph">
      <style:paragraph-properties fo:margin-bottom="0.018in"/>
      <style:text-properties style:font-name="Raleway" fo:language="cs" fo:country="CZ"/>
    </style:style>
    <style:style style:name="P23" style:parent-style-name="Textbody" style:family="paragraph">
      <style:paragraph-properties fo:margin-bottom="0.018in"/>
      <style:text-properties style:font-name="Raleway" fo:language="cs" fo:country="CZ"/>
    </style:style>
    <style:style style:name="P24" style:parent-style-name="Textbody" style:family="paragraph">
      <style:paragraph-properties fo:margin-bottom="0.018in"/>
      <style:text-properties style:font-name="Raleway" fo:language="cs" fo:country="CZ"/>
    </style:style>
    <style:style style:name="P25" style:parent-style-name="Textbody" style:family="paragraph">
      <style:paragraph-properties fo:margin-bottom="0.018in"/>
      <style:text-properties style:font-name="Raleway" fo:language="cs" fo:country="CZ"/>
    </style:style>
    <style:style style:name="P26" style:parent-style-name="Textbody" style:family="paragraph">
      <style:paragraph-properties fo:margin-bottom="0.018in"/>
      <style:text-properties style:font-name="Raleway" fo:language="cs" fo:country="CZ"/>
    </style:style>
    <style:style style:name="P27" style:parent-style-name="Textbody" style:family="paragraph">
      <style:paragraph-properties fo:margin-bottom="0.018in"/>
      <style:text-properties style:font-name="Raleway" fo:language="cs" fo:country="CZ"/>
    </style:style>
    <style:style style:name="P28" style:parent-style-name="Textbody" style:family="paragraph">
      <style:paragraph-properties fo:margin-bottom="0.018in"/>
      <style:text-properties style:font-name="Raleway" fo:language="cs" fo:country="CZ"/>
    </style:style>
    <style:style style:name="P29" style:parent-style-name="Textbody" style:family="paragraph">
      <style:paragraph-properties fo:margin-bottom="0.018in"/>
      <style:text-properties style:font-name="Raleway" fo:language="cs" fo:country="CZ"/>
    </style:style>
    <style:style style:name="P30" style:parent-style-name="Textbody" style:family="paragraph">
      <style:paragraph-properties fo:margin-bottom="0.018in"/>
    </style:style>
    <style:style style:name="T31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32" style:parent-style-name="DefaultParagraphFont" style:family="text">
      <style:text-properties style:font-name="Raleway" fo:language="cs" fo:country="CZ"/>
    </style:style>
    <style:style style:name="T33" style:parent-style-name="DefaultParagraphFont" style:family="text">
      <style:text-properties style:font-name="Raleway" fo:language="cs" fo:country="CZ"/>
    </style:style>
    <style:style style:name="P34" style:parent-style-name="Textbody" style:family="paragraph">
      <style:paragraph-properties fo:margin-bottom="0.018in"/>
    </style:style>
    <style:style style:name="T35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36" style:parent-style-name="DefaultParagraphFont" style:family="text">
      <style:text-properties style:font-name="Raleway" fo:language="cs" fo:country="CZ"/>
    </style:style>
    <style:style style:name="T37" style:parent-style-name="DefaultParagraphFont" style:family="text">
      <style:text-properties style:font-name="Raleway" fo:language="cs" fo:country="CZ"/>
    </style:style>
    <style:style style:name="T38" style:parent-style-name="DefaultParagraphFont" style:family="text">
      <style:text-properties style:font-name="Raleway" fo:language="cs" fo:country="CZ"/>
    </style:style>
    <style:style style:name="T39" style:parent-style-name="DefaultParagraphFont" style:family="text">
      <style:text-properties style:font-name="Raleway" fo:language="cs" fo:country="CZ"/>
    </style:style>
    <style:style style:name="T40" style:parent-style-name="DefaultParagraphFont" style:family="text">
      <style:text-properties style:font-name="Raleway" fo:language="cs" fo:country="CZ"/>
    </style:style>
    <style:style style:name="T41" style:parent-style-name="DefaultParagraphFont" style:family="text">
      <style:text-properties style:font-name="Raleway" fo:language="cs" fo:country="CZ"/>
    </style:style>
    <style:style style:name="P42" style:parent-style-name="Textbody" style:family="paragraph">
      <style:paragraph-properties fo:margin-bottom="0.018in"/>
    </style:style>
    <style:style style:name="T43" style:parent-style-name="DefaultParagraphFont" style:family="text">
      <style:text-properties style:font-name="Raleway" fo:language="cs" fo:country="CZ"/>
    </style:style>
    <style:style style:name="P44" style:parent-style-name="Textbody" style:family="paragraph">
      <style:paragraph-properties fo:margin-bottom="0.018in"/>
    </style:style>
    <style:style style:name="T45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46" style:parent-style-name="DefaultParagraphFont" style:family="text">
      <style:text-properties style:font-name="Raleway" fo:language="cs" fo:country="CZ"/>
    </style:style>
    <style:style style:name="T47" style:parent-style-name="DefaultParagraphFont" style:family="text">
      <style:text-properties style:font-name="Raleway" fo:language="cs" fo:country="CZ"/>
    </style:style>
    <style:style style:name="T48" style:parent-style-name="DefaultParagraphFont" style:family="text">
      <style:text-properties style:font-name="Raleway" fo:language="cs" fo:country="CZ"/>
    </style:style>
    <style:style style:name="T49" style:parent-style-name="DefaultParagraphFont" style:family="text">
      <style:text-properties style:font-name="Raleway" fo:language="cs" fo:country="CZ"/>
    </style:style>
    <style:style style:name="P50" style:parent-style-name="Textbody" style:family="paragraph">
      <style:paragraph-properties fo:margin-bottom="0.018in"/>
    </style:style>
    <style:style style:name="T51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52" style:parent-style-name="DefaultParagraphFont" style:family="text">
      <style:text-properties style:font-name="Raleway" fo:language="cs" fo:country="CZ"/>
    </style:style>
    <style:style style:name="T53" style:parent-style-name="DefaultParagraphFont" style:family="text">
      <style:text-properties style:font-name="Raleway" fo:language="cs" fo:country="CZ"/>
    </style:style>
    <style:style style:name="T54" style:parent-style-name="DefaultParagraphFont" style:family="text">
      <style:text-properties style:font-name="Raleway" fo:language="cs" fo:country="CZ"/>
    </style:style>
    <style:style style:name="P55" style:parent-style-name="Textbody" style:family="paragraph">
      <style:paragraph-properties fo:margin-bottom="0.018in"/>
    </style:style>
    <style:style style:name="T56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57" style:parent-style-name="DefaultParagraphFont" style:family="text">
      <style:text-properties style:font-name="Raleway" fo:language="cs" fo:country="CZ"/>
    </style:style>
    <style:style style:name="T58" style:parent-style-name="DefaultParagraphFont" style:family="text">
      <style:text-properties style:font-name="Raleway" fo:language="cs" fo:country="CZ"/>
    </style:style>
    <style:style style:name="T59" style:parent-style-name="DefaultParagraphFont" style:family="text">
      <style:text-properties style:font-name="Raleway" fo:language="cs" fo:country="CZ"/>
    </style:style>
    <style:style style:name="P60" style:parent-style-name="Textbody" style:family="paragraph">
      <style:paragraph-properties fo:margin-bottom="0.018in"/>
    </style:style>
    <style:style style:name="T61" style:parent-style-name="DefaultParagraphFont" style:family="text">
      <style:text-properties style:font-name="Raleway" fo:language="cs" fo:country="CZ"/>
    </style:style>
    <style:style style:name="P62" style:parent-style-name="Textbody" style:family="paragraph">
      <style:paragraph-properties fo:margin-bottom="0.018in"/>
    </style:style>
    <style:style style:name="T63" style:parent-style-name="DefaultParagraphFont" style:family="text">
      <style:text-properties style:font-name="Raleway" fo:language="cs" fo:country="CZ"/>
    </style:style>
    <style:style style:name="P64" style:parent-style-name="Textbody" style:family="paragraph">
      <style:paragraph-properties fo:margin-bottom="0.018in"/>
    </style:style>
    <style:style style:name="T65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66" style:parent-style-name="DefaultParagraphFont" style:family="text">
      <style:text-properties style:font-name="Raleway" fo:language="cs" fo:country="CZ"/>
    </style:style>
    <style:style style:name="P67" style:parent-style-name="Textbody" style:family="paragraph">
      <style:paragraph-properties fo:margin-bottom="0.018in"/>
    </style:style>
    <style:style style:name="T68" style:parent-style-name="DefaultParagraphFont" style:family="text">
      <style:text-properties style:font-name="Raleway" fo:language="cs" fo:country="CZ"/>
    </style:style>
    <style:style style:name="T69" style:parent-style-name="DefaultParagraphFont" style:family="text">
      <style:text-properties style:font-name="Raleway" fo:language="cs" fo:country="CZ"/>
    </style:style>
    <style:style style:name="T70" style:parent-style-name="DefaultParagraphFont" style:family="text">
      <style:text-properties style:font-name="Raleway" fo:language="cs" fo:country="CZ"/>
    </style:style>
    <style:style style:name="T71" style:parent-style-name="DefaultParagraphFont" style:family="text">
      <style:text-properties style:font-name="Raleway" fo:language="cs" fo:country="CZ"/>
    </style:style>
    <style:style style:name="P72" style:parent-style-name="Textbody" style:family="paragraph">
      <style:paragraph-properties fo:margin-bottom="0.018in"/>
    </style:style>
    <style:style style:name="T73" style:parent-style-name="DefaultParagraphFont" style:family="text">
      <style:text-properties style:font-name="Raleway" fo:language="cs" fo:country="CZ"/>
    </style:style>
    <style:style style:name="T74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75" style:parent-style-name="DefaultParagraphFont" style:family="text">
      <style:text-properties style:font-name="Raleway" fo:language="cs" fo:country="CZ"/>
    </style:style>
    <style:style style:name="T76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P77" style:parent-style-name="Textbody" style:family="paragraph">
      <style:paragraph-properties fo:margin-bottom="0.018in">
        <style:tab-stops>
          <style:tab-stop style:type="left" style:position="4.6875in"/>
        </style:tab-stops>
      </style:paragraph-properties>
    </style:style>
    <style:style style:name="T78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T79" style:parent-style-name="DefaultParagraphFont" style:family="text">
      <style:text-properties style:font-name="Raleway" fo:language="cs" fo:country="CZ"/>
    </style:style>
    <style:style style:name="P80" style:parent-style-name="Heading2" style:family="paragraph">
      <style:text-properties style:font-name="Raleway" fo:language="cs" fo:country="CZ"/>
    </style:style>
    <style:style style:name="P81" style:parent-style-name="Textbody" style:family="paragraph">
      <style:paragraph-properties fo:margin-bottom="0.018in"/>
      <style:text-properties style:font-name="Raleway" fo:language="cs" fo:country="CZ"/>
    </style:style>
    <style:style style:name="P82" style:parent-style-name="Textbody" style:family="paragraph">
      <style:paragraph-properties fo:margin-bottom="0.018in"/>
      <style:text-properties style:font-name="Raleway" fo:language="cs" fo:country="CZ"/>
    </style:style>
    <style:style style:name="P83" style:parent-style-name="Textbody" style:family="paragraph">
      <style:paragraph-properties fo:margin-bottom="0.018in"/>
      <style:text-properties style:font-name="Raleway" fo:language="cs" fo:country="CZ"/>
    </style:style>
    <style:style style:name="P84" style:parent-style-name="Textbody" style:family="paragraph">
      <style:paragraph-properties fo:margin-bottom="0.018in"/>
      <style:text-properties style:font-name="Raleway" fo:language="cs" fo:country="CZ"/>
    </style:style>
    <style:style style:name="P85" style:parent-style-name="Textbody" style:family="paragraph">
      <style:paragraph-properties fo:margin-bottom="0.018in"/>
      <style:text-properties style:font-name="Raleway" fo:language="cs" fo:country="CZ"/>
    </style:style>
    <style:style style:name="P86" style:parent-style-name="Textbody" style:family="paragraph">
      <style:paragraph-properties fo:margin-bottom="0.018in"/>
      <style:text-properties style:font-name="Raleway" fo:language="cs" fo:country="CZ"/>
    </style:style>
    <style:style style:name="P87" style:parent-style-name="Textbody" style:family="paragraph">
      <style:paragraph-properties fo:margin-bottom="0.018in"/>
      <style:text-properties style:font-name="Raleway" fo:language="cs" fo:country="CZ"/>
    </style:style>
    <style:style style:name="P88" style:parent-style-name="Textbody" style:family="paragraph">
      <style:paragraph-properties fo:margin-bottom="0.018in"/>
      <style:text-properties style:font-name="Raleway" fo:language="cs" fo:country="CZ"/>
    </style:style>
    <style:style style:name="P89" style:parent-style-name="Textbody" style:family="paragraph">
      <style:paragraph-properties fo:margin-bottom="0.018in"/>
      <style:text-properties style:font-name="Raleway" fo:language="cs" fo:country="CZ"/>
    </style:style>
    <style:style style:name="P90" style:parent-style-name="Textbody" style:family="paragraph">
      <style:paragraph-properties fo:margin-bottom="0.018in"/>
      <style:text-properties style:font-name="Raleway" fo:language="cs" fo:country="CZ"/>
    </style:style>
    <style:style style:name="P91" style:parent-style-name="Textbody" style:family="paragraph">
      <style:paragraph-properties fo:margin-bottom="0.018in"/>
      <style:text-properties style:font-name="Raleway" fo:language="cs" fo:country="CZ"/>
    </style:style>
    <style:style style:name="P92" style:parent-style-name="Textbody" style:family="paragraph">
      <style:paragraph-properties fo:margin-bottom="0.018in"/>
      <style:text-properties style:font-name="Raleway" fo:language="cs" fo:country="CZ"/>
    </style:style>
    <style:style style:name="P93" style:parent-style-name="Textbody" style:family="paragraph">
      <style:paragraph-properties fo:margin-bottom="0.018in"/>
      <style:text-properties style:font-name="Raleway" fo:language="cs" fo:country="CZ"/>
    </style:style>
    <style:style style:name="P94" style:parent-style-name="Textbody" style:family="paragraph">
      <style:paragraph-properties fo:margin-bottom="0.018in"/>
      <style:text-properties style:font-name="Raleway" fo:language="cs" fo:country="CZ"/>
    </style:style>
    <style:style style:name="P95" style:parent-style-name="Textbody" style:family="paragraph">
      <style:paragraph-properties fo:margin-bottom="0.018in"/>
      <style:text-properties style:font-name="Raleway" fo:language="cs" fo:country="CZ"/>
    </style:style>
    <style:style style:name="P96" style:parent-style-name="Textbody" style:family="paragraph">
      <style:paragraph-properties fo:margin-bottom="0.018in"/>
      <style:text-properties style:font-name="Raleway" fo:language="cs" fo:country="CZ"/>
    </style:style>
    <style:style style:name="P97" style:parent-style-name="Textbody" style:family="paragraph">
      <style:paragraph-properties fo:margin-bottom="0.018in"/>
      <style:text-properties style:font-name="Raleway" fo:language="cs" fo:country="CZ"/>
    </style:style>
    <style:style style:name="P98" style:parent-style-name="Textbody" style:family="paragraph">
      <style:paragraph-properties fo:margin-bottom="0.018in"/>
      <style:text-properties style:font-name="Raleway" fo:language="cs" fo:country="CZ"/>
    </style:style>
    <style:style style:name="P99" style:parent-style-name="Textbody" style:family="paragraph">
      <style:paragraph-properties fo:margin-bottom="0.018in"/>
      <style:text-properties style:font-name="Raleway" fo:language="cs" fo:country="CZ"/>
    </style:style>
    <style:style style:name="P100" style:parent-style-name="Textbody" style:family="paragraph">
      <style:paragraph-properties fo:margin-bottom="0.018in"/>
      <style:text-properties style:font-name="Raleway" fo:language="cs" fo:country="CZ"/>
    </style:style>
    <style:style style:name="P101" style:parent-style-name="Textbody" style:family="paragraph">
      <style:paragraph-properties fo:margin-bottom="0.018in"/>
      <style:text-properties style:font-name="Raleway" fo:language="cs" fo:country="CZ"/>
    </style:style>
    <style:style style:name="P102" style:parent-style-name="Textbody" style:family="paragraph">
      <style:paragraph-properties fo:margin-bottom="0.018in"/>
      <style:text-properties style:font-name="Raleway" fo:language="cs" fo:country="CZ"/>
    </style:style>
    <style:style style:name="P103" style:parent-style-name="Textbody" style:family="paragraph">
      <style:paragraph-properties fo:margin-bottom="0.018in"/>
      <style:text-properties style:font-name="Raleway" fo:language="cs" fo:country="CZ"/>
    </style:style>
    <style:style style:name="S1" style:family="section">
      <style:section-properties fo:margin-left="0in" fo:margin-right="0in" style:writing-mode="lr-tb">
        <style:columns fo:column-count="2">
          <style:column style:rel-width="4968*" fo:start-indent="0in" fo:end-indent="0in"/>
          <style:column style:rel-width="4968*" fo:start-indent="0in" fo:end-indent="0in"/>
        </style:columns>
      </style:section-properties>
    </style:style>
    <style:style style:name="P104" style:parent-style-name="Standard" style:family="paragraph">
      <style:paragraph-properties fo:break-before="page"/>
    </style:style>
    <style:style style:name="T105" style:parent-style-name="DefaultParagraphFont" style:family="text">
      <style:text-properties style:font-name="Raleway" fo:font-weight="bold" style:font-weight-asian="bold" style:font-weight-complex="bold" fo:language="cs" fo:country="CZ"/>
    </style:style>
    <style:style style:name="P106" style:parent-style-name="Standard" style:family="paragraph">
      <style:text-properties style:font-name="Raleway" fo:language="cs" fo:country="CZ"/>
    </style:style>
    <style:style style:name="P107" style:parent-style-name="Standard" style:family="paragraph">
      <style:text-properties style:font-name="Raleway" fo:language="cs" fo:country="CZ"/>
    </style:style>
    <style:style style:name="P108" style:parent-style-name="Standard" style:family="paragraph">
      <style:text-properties style:font-name="Raleway" fo:language="cs" fo:country="CZ"/>
    </style:style>
    <style:style style:name="P109" style:parent-style-name="Standard" style:family="paragraph">
      <style:text-properties style:font-name="Raleway" fo:language="cs" fo:country="CZ"/>
    </style:style>
    <style:style style:name="P110" style:parent-style-name="Standard" style:family="paragraph">
      <style:text-properties style:font-name="Raleway" fo:language="cs" fo:country="CZ"/>
    </style:style>
    <style:style style:name="P111" style:parent-style-name="Standard" style:family="paragraph">
      <style:text-properties style:font-name="Raleway" fo:language="cs" fo:country="CZ"/>
    </style:style>
    <style:style style:name="P112" style:parent-style-name="Standard" style:family="paragraph">
      <style:text-properties style:font-name="Raleway" fo:language="cs" fo:country="CZ"/>
    </style:style>
    <style:style style:name="P113" style:parent-style-name="Standard" style:family="paragraph">
      <style:text-properties style:font-name="Raleway" fo:language="cs" fo:country="CZ"/>
    </style:style>
    <style:style style:name="P114" style:parent-style-name="Standard" style:family="paragraph">
      <style:text-properties style:font-name="Raleway" fo:language="cs" fo:country="CZ"/>
    </style:style>
    <style:style style:name="P115" style:parent-style-name="Standard" style:family="paragraph">
      <style:text-properties style:font-name="Raleway" fo:language="cs" fo:country="CZ"/>
    </style:style>
    <style:style style:name="P116" style:parent-style-name="Standard" style:family="paragraph">
      <style:text-properties style:font-name="Raleway" fo:language="cs" fo:country="CZ"/>
    </style:style>
    <style:style style:name="P117" style:parent-style-name="Standard" style:family="paragraph">
      <style:text-properties style:font-name="Raleway" fo:language="cs" fo:country="CZ"/>
    </style:style>
    <style:style style:name="P118" style:parent-style-name="Standard" style:family="paragraph">
      <style:text-properties style:font-name="Raleway" fo:language="cs" fo:country="CZ"/>
    </style:style>
    <style:style style:name="P119" style:parent-style-name="Standard" style:family="paragraph">
      <style:text-properties style:font-name="Raleway" fo:language="cs" fo:country="CZ"/>
    </style:style>
    <style:style style:name="P120" style:parent-style-name="Standard" style:family="paragraph">
      <style:text-properties style:font-name="Raleway" fo:font-style="italic" style:font-style-asian="italic" style:font-style-complex="italic" fo:language="cs" fo:country="CZ"/>
    </style:style>
    <style:style style:name="P121" style:parent-style-name="Standard" style:family="paragraph">
      <style:text-properties style:font-name="Raleway" fo:language="cs" fo:country="CZ"/>
    </style:style>
    <style:style style:name="P122" style:parent-style-name="Standard" style:family="paragraph">
      <style:text-properties style:font-name="Raleway" fo:language="cs" fo:country="CZ"/>
    </style:style>
    <style:style style:name="P123" style:parent-style-name="Standard" style:family="paragraph">
      <style:text-properties style:font-name="Raleway" fo:language="cs" fo:country="CZ"/>
    </style:style>
    <style:style style:name="P124" style:parent-style-name="Standard" style:family="paragraph">
      <style:text-properties style:font-name="Raleway" fo:language="cs" fo:country="CZ"/>
    </style:style>
    <style:style style:name="P125" style:parent-style-name="Standard" style:family="paragraph">
      <style:text-properties style:font-name="Raleway" fo:language="cs" fo:country="CZ"/>
    </style:style>
    <style:style style:name="P126" style:parent-style-name="Standard" style:family="paragraph">
      <style:text-properties style:font-name="Raleway" fo:language="cs" fo:country="CZ"/>
    </style:style>
    <style:style style:name="P127" style:parent-style-name="Standard" style:family="paragraph">
      <style:text-properties style:font-name="Raleway" fo:language="cs" fo:country="CZ"/>
    </style:style>
    <style:style style:name="P128" style:parent-style-name="Standard" style:family="paragraph">
      <style:text-properties style:font-name="Raleway" fo:language="cs" fo:country="CZ"/>
    </style:style>
    <style:style style:name="P129" style:parent-style-name="Standard" style:family="paragraph">
      <style:text-properties style:font-name="Raleway" fo:language="cs" fo:country="CZ"/>
    </style:style>
    <style:style style:name="P130" style:parent-style-name="Standard" style:family="paragraph">
      <style:text-properties style:font-name="Raleway" fo:language="cs" fo:country="CZ"/>
    </style:style>
    <style:style style:name="P131" style:parent-style-name="Standard" style:family="paragraph">
      <style:text-properties style:font-name="Raleway" fo:language="cs" fo:country="CZ"/>
    </style:style>
    <style:style style:name="P132" style:parent-style-name="Standard" style:family="paragraph">
      <style:text-properties style:font-name="Raleway" fo:language="cs" fo:country="CZ"/>
    </style:style>
    <style:style style:name="P133" style:parent-style-name="Standard" style:family="paragraph">
      <style:text-properties style:font-name="Raleway" fo:language="cs" fo:country="CZ"/>
    </style:style>
    <style:style style:name="P134" style:parent-style-name="Standard" style:family="paragraph">
      <style:text-properties style:font-name="Raleway" fo:language="cs" fo:country="CZ"/>
    </style:style>
    <style:style style:name="P135" style:parent-style-name="Standard" style:family="paragraph">
      <style:text-properties style:font-name="Raleway" fo:language="cs" fo:country="CZ"/>
    </style:style>
    <style:style style:name="P136" style:parent-style-name="Standard" style:family="paragraph">
      <style:text-properties style:font-name="Raleway" fo:language="cs" fo:country="CZ"/>
    </style:style>
    <style:style style:name="P137" style:parent-style-name="Standard" style:family="paragraph">
      <style:text-properties style:font-name="Raleway" fo:language="cs" fo:country="CZ"/>
    </style:style>
    <style:style style:name="P138" style:parent-style-name="Standard" style:family="paragraph">
      <style:text-properties style:font-name="Raleway" fo:language="cs" fo:country="CZ"/>
    </style:style>
    <style:style style:name="P139" style:parent-style-name="Standard" style:family="paragraph">
      <style:text-properties style:font-name="Raleway" fo:language="cs" fo:country="CZ"/>
    </style:style>
    <style:style style:name="P140" style:parent-style-name="Standard" style:family="paragraph">
      <style:text-properties style:font-name="Raleway" fo:language="cs" fo:country="CZ"/>
    </style:style>
    <style:style style:name="P141" style:parent-style-name="Standard" style:family="paragraph">
      <style:text-properties style:font-name="Raleway" fo:language="cs" fo:country="CZ"/>
    </style:style>
    <style:style style:name="P142" style:parent-style-name="Standard" style:family="paragraph">
      <style:text-properties style:font-name="Raleway" fo:language="cs" fo:country="CZ"/>
    </style:style>
    <style:style style:name="P143" style:parent-style-name="Standard" style:family="paragraph">
      <style:text-properties style:font-name="Raleway" fo:language="cs" fo:country="CZ"/>
    </style:style>
    <style:style style:name="P144" style:parent-style-name="Standard" style:family="paragraph">
      <style:text-properties style:font-name="Raleway" fo:language="cs" fo:country="CZ"/>
    </style:style>
    <style:style style:name="P145" style:parent-style-name="Standard" style:family="paragraph">
      <style:text-properties style:font-name="Raleway" fo:language="cs" fo:country="CZ"/>
    </style:style>
    <style:style style:name="P146" style:parent-style-name="Standard" style:family="paragraph">
      <style:text-properties style:font-name="Raleway" fo:language="cs" fo:country="CZ"/>
    </style:style>
    <style:style style:name="P147" style:parent-style-name="Standard" style:family="paragraph">
      <style:text-properties style:font-name="Raleway" fo:language="cs" fo:country="CZ"/>
    </style:style>
    <style:style style:name="P148" style:parent-style-name="Standard" style:family="paragraph">
      <style:text-properties style:font-name="Raleway" fo:language="cs" fo:country="CZ"/>
    </style:style>
    <style:style style:name="P149" style:parent-style-name="Standard" style:family="paragraph">
      <style:text-properties style:font-name="Raleway" fo:language="cs" fo:country="CZ"/>
    </style:style>
    <style:style style:name="P150" style:parent-style-name="Standard" style:family="paragraph">
      <style:text-properties style:font-name="Raleway" fo:language="cs" fo:country="CZ"/>
    </style:style>
    <style:style style:name="P151" style:parent-style-name="Standard" style:family="paragraph">
      <style:text-properties style:font-name="Raleway" fo:language="cs" fo:country="CZ"/>
    </style:style>
    <style:style style:name="T152" style:parent-style-name="DefaultParagraphFont" style:family="text">
      <style:text-properties style:font-name="Raleway" fo:language="cs" fo:country="CZ"/>
    </style:style>
    <style:style style:name="T153" style:parent-style-name="DefaultParagraphFont" style:family="text">
      <style:text-properties style:font-name="Raleway" fo:font-style="italic" style:font-style-asian="italic" style:font-style-complex="italic" fo:language="cs" fo:country="CZ"/>
    </style:style>
    <style:style style:name="T154" style:parent-style-name="DefaultParagraphFont" style:family="text">
      <style:text-properties style:font-name="Raleway" fo:language="cs" fo:country="CZ"/>
    </style:style>
    <style:style style:name="P155" style:parent-style-name="Standard" style:family="paragraph">
      <style:text-properties style:font-name="Raleway" fo:language="cs" fo:country="CZ"/>
    </style:style>
    <style:style style:name="P156" style:parent-style-name="Standard" style:family="paragraph">
      <style:text-properties style:font-name="Raleway" fo:language="cs" fo:country="CZ"/>
    </style:style>
    <style:style style:name="P157" style:parent-style-name="Standard" style:family="paragraph">
      <style:text-properties style:font-name="Raleway" fo:language="cs" fo:country="CZ"/>
    </style:style>
    <style:style style:name="P158" style:parent-style-name="Standard" style:family="paragraph">
      <style:text-properties style:font-name="Raleway" fo:language="cs" fo:country="CZ"/>
    </style:style>
    <style:style style:name="P159" style:parent-style-name="Standard" style:family="paragraph">
      <style:text-properties style:font-name="Raleway" fo:language="cs" fo:country="CZ"/>
    </style:style>
    <style:style style:name="P160" style:parent-style-name="Standard" style:family="paragraph">
      <style:text-properties style:font-name="Raleway" fo:language="cs" fo:country="CZ"/>
    </style:style>
    <style:style style:name="P161" style:parent-style-name="Standard" style:family="paragraph">
      <style:text-properties style:font-name="Raleway" fo:language="cs" fo:country="CZ"/>
    </style:style>
    <style:style style:name="P162" style:parent-style-name="Standard" style:family="paragraph">
      <style:text-properties style:font-name="Raleway" fo:language="cs" fo:country="CZ"/>
    </style:style>
    <style:style style:name="P163" style:parent-style-name="Standard" style:family="paragraph">
      <style:text-properties style:font-name="Raleway" fo:language="cs" fo:country="CZ"/>
    </style:style>
    <style:style style:name="P164" style:parent-style-name="Standard" style:family="paragraph">
      <style:text-properties style:font-name="Raleway" fo:language="cs" fo:country="CZ"/>
    </style:style>
    <style:style style:name="P165" style:parent-style-name="Standard" style:family="paragraph">
      <style:text-properties style:font-name="Raleway" fo:language="cs" fo:country="CZ"/>
    </style:style>
    <style:style style:name="P166" style:parent-style-name="Standard" style:family="paragraph">
      <style:text-properties style:font-name="Raleway" fo:language="cs" fo:country="CZ"/>
    </style:style>
    <style:style style:name="P167" style:parent-style-name="Standard" style:family="paragraph">
      <style:text-properties style:font-name="Raleway" fo:language="cs" fo:country="CZ"/>
    </style:style>
    <style:style style:name="P168" style:parent-style-name="Standard" style:family="paragraph">
      <style:text-properties style:font-name="Raleway" fo:language="cs" fo:country="CZ"/>
    </style:style>
    <style:style style:name="P169" style:parent-style-name="Standard" style:family="paragraph">
      <style:text-properties style:font-name="Raleway" fo:language="cs" fo:country="CZ"/>
    </style:style>
    <style:style style:name="P170" style:parent-style-name="Standard" style:family="paragraph">
      <style:text-properties style:font-name="Raleway" fo:language="cs" fo:country="CZ"/>
    </style:style>
    <style:style style:name="P171" style:parent-style-name="Standard" style:family="paragraph">
      <style:text-properties style:font-name="Raleway" fo:language="cs" fo:country="CZ"/>
    </style:style>
    <style:style style:name="P172" style:parent-style-name="Standard" style:family="paragraph">
      <style:text-properties style:font-name="Raleway" fo:language="cs" fo:country="CZ"/>
    </style:style>
    <style:style style:name="P173" style:parent-style-name="Standard" style:family="paragraph">
      <style:text-properties style:font-name="Raleway" fo:language="cs" fo:country="CZ"/>
    </style:style>
    <style:style style:name="P174" style:parent-style-name="Standard" style:family="paragraph">
      <style:text-properties style:font-name="Raleway" fo:language="cs" fo:country="CZ"/>
    </style:style>
    <style:style style:name="P175" style:parent-style-name="Standard" style:family="paragraph">
      <style:text-properties style:font-name="Raleway" fo:language="cs" fo:country="CZ"/>
    </style:style>
    <style:style style:name="P176" style:parent-style-name="Standard" style:family="paragraph">
      <style:text-properties style:font-name="Raleway" fo:language="cs" fo:country="CZ"/>
    </style:style>
    <style:style style:name="P177" style:parent-style-name="Standard" style:family="paragraph">
      <style:text-properties style:font-name="Raleway" fo:language="cs" fo:country="CZ"/>
    </style:style>
    <style:style style:name="P178" style:parent-style-name="Standard" style:family="paragraph">
      <style:text-properties style:font-name="Raleway" fo:language="cs" fo:country="CZ"/>
    </style:style>
    <style:style style:name="P179" style:parent-style-name="Standard" style:family="paragraph">
      <style:text-properties style:font-name="Raleway" fo:language="cs" fo:country="CZ"/>
    </style:style>
    <style:style style:name="P180" style:parent-style-name="Standard" style:family="paragraph">
      <style:text-properties style:font-name="Raleway" fo:language="cs" fo:country="CZ"/>
    </style:style>
    <style:style style:name="P181" style:parent-style-name="Standard" style:family="paragraph">
      <style:text-properties style:font-name="Raleway" fo:language="cs" fo:country="CZ"/>
    </style:style>
    <style:style style:name="P182" style:parent-style-name="Standard" style:family="paragraph">
      <style:text-properties style:font-name="Raleway" fo:language="cs" fo:country="CZ"/>
    </style:style>
    <style:style style:name="P183" style:parent-style-name="Standard" style:family="paragraph">
      <style:text-properties style:font-name="Raleway" fo:language="cs" fo:country="CZ"/>
    </style:style>
    <style:style style:name="P184" style:parent-style-name="Standard" style:family="paragraph">
      <style:text-properties style:font-name="Raleway" fo:language="cs" fo:country="CZ"/>
    </style:style>
    <style:style style:name="P185" style:parent-style-name="Standard" style:family="paragraph">
      <style:text-properties style:font-name="Raleway" fo:language="cs" fo:country="CZ"/>
    </style:style>
    <style:style style:name="P186" style:parent-style-name="Standard" style:family="paragraph">
      <style:text-properties style:font-name="Raleway" fo:language="cs" fo:country="CZ"/>
    </style:style>
    <style:style style:name="P187" style:parent-style-name="Standard" style:family="paragraph">
      <style:text-properties style:font-name="Raleway" fo:language="cs" fo:country="CZ"/>
    </style:style>
    <style:style style:name="P188" style:parent-style-name="Standard" style:family="paragraph">
      <style:text-properties style:font-name="Raleway" fo:language="cs" fo:country="CZ"/>
    </style:style>
    <style:style style:name="P189" style:parent-style-name="Standard" style:family="paragraph">
      <style:text-properties style:font-name="Raleway" fo:language="cs" fo:country="CZ"/>
    </style:style>
    <style:style style:name="P190" style:parent-style-name="Standard" style:family="paragraph">
      <style:text-properties style:font-name="Raleway" fo:language="cs" fo:country="CZ"/>
    </style:style>
    <style:style style:name="P191" style:parent-style-name="Standard" style:family="paragraph">
      <style:text-properties style:font-name="Raleway" fo:language="cs" fo:country="CZ"/>
    </style:style>
    <style:style style:name="P192" style:parent-style-name="Standard" style:family="paragraph">
      <style:text-properties style:font-name="Raleway" fo:language="cs" fo:country="CZ"/>
    </style:style>
    <style:style style:name="P193" style:parent-style-name="Standard" style:family="paragraph">
      <style:text-properties style:font-name="Raleway" fo:language="cs" fo:country="CZ"/>
    </style:style>
    <style:style style:name="P194" style:parent-style-name="Standard" style:family="paragraph">
      <style:text-properties style:font-name="Raleway" fo:language="cs" fo:country="CZ"/>
    </style:style>
    <style:style style:name="P195" style:parent-style-name="Standard" style:family="paragraph">
      <style:text-properties style:font-name="Raleway" fo:language="cs" fo:country="CZ"/>
    </style:style>
    <style:style style:name="P196" style:parent-style-name="Standard" style:family="paragraph">
      <style:text-properties style:font-name="Raleway" fo:language="cs" fo:country="CZ"/>
    </style:style>
    <style:style style:name="P197" style:parent-style-name="Standard" style:family="paragraph">
      <style:text-properties style:font-name="Raleway" fo:language="cs" fo:country="CZ"/>
    </style:style>
    <style:style style:name="P198" style:parent-style-name="Standard" style:family="paragraph">
      <style:text-properties style:font-name="Raleway" fo:language="cs" fo:country="CZ"/>
    </style:style>
    <style:style style:name="P199" style:parent-style-name="Standard" style:family="paragraph">
      <style:text-properties style:font-name="Raleway" fo:language="cs" fo:country="CZ"/>
    </style:style>
    <style:style style:name="P200" style:parent-style-name="Standard" style:family="paragraph">
      <style:text-properties style:font-name="Raleway" fo:language="cs" fo:country="CZ"/>
    </style:style>
    <style:style style:name="P201" style:parent-style-name="Standard" style:family="paragraph">
      <style:text-properties style:font-name="Raleway" fo:language="cs" fo:country="CZ"/>
    </style:style>
    <style:style style:name="P202" style:parent-style-name="Standard" style:family="paragraph">
      <style:text-properties style:font-name="Raleway" fo:language="cs" fo:country="CZ"/>
    </style:style>
    <style:style style:name="P203" style:parent-style-name="Standard" style:family="paragraph">
      <style:text-properties style:font-name="Raleway" fo:language="cs" fo:country="CZ"/>
    </style:style>
    <style:style style:name="P204" style:parent-style-name="Standard" style:family="paragraph">
      <style:text-properties style:font-name="Raleway" fo:language="cs" fo:country="CZ"/>
    </style:style>
  </office:automatic-styles>
  <office:body>
    <office:text text:use-soft-page-breaks="true">
      <text:p text:style-name="P1">Jakub Rádl 1.A</text:p>
      <text:h text:style-name="P2" text:outline-level="1">William Shakespeare: Romeo a Julie – Rozbor díla</text:h>
      <text:p text:style-name="P3">(překlad – Josef Václav Sládek)</text:p>
      <text:h text:style-name="P4" text:outline-level="2">I. Část</text:h>
      <text:list text:style-name="LFO1" text:continue-numbering="true">
        <text:list-item>
          <text:p text:style-name="P5">literární druh a žánr:<text:s/></text:p>
          <text:list text:continue-numbering="true">
            <text:list-item>
              <text:p text:style-name="P6">drama</text:p>
            </text:list-item>
            <text:list-item>
              <text:p text:style-name="P7">hra začíná mírně jako komedie<text:s/>(rozhovory sluhů),<text:s/>jedná se<text:s/>však o<text:s/>tragédii<text:s/>končící<text:s/>smrtí<text:s/>obou<text:s/>milenců a dalších.</text:p>
            </text:list-item>
          </text:list>
        </text:list-item>
        <text:list-item>
          <text:p text:style-name="P8">téma a motiv:</text:p>
          <text:list text:continue-numbering="true">
            <text:list-item>
              <text:p text:style-name="P9">hlavní<text:s/>téma:<text:s/>láska dvou lidí ze znepřátelených<text:s/>rodů<text:s/>(z neudaných důvodů → nadčasovost)<text:s/>vrcholící ve smrt obou milenců a následné usmíření rodů</text:p>
            </text:list-item>
            <text:list-item>
              <text:p text:style-name="P10">motivy v díle: nenávist, láska, pomsta,<text:s/>ples, balkonová scéna, rody,<text:s/>svatba, jed,<text:s/>sebevražda</text:p>
            </text:list-item>
          </text:list>
        </text:list-item>
        <text:list-item>
          <text:p text:style-name="P11">zasazení výňatku do kontextu díla:</text:p>
          <text:list text:continue-numbering="true">
            <text:list-item>
              <text:p text:style-name="P12">časoprostor: výňatek se odehrává ke konci díla, ve čtvrtek večer, v juliině hrobce</text:p>
            </text:list-item>
            <text:list-item>
              <text:p text:style-name="P13">obsah: Romeo přijde k juliině hrobce, potká Parise, zabije ho, položí vedle Julie, následně zabije sám sebe.<text:s/>Julie se probudí, spatří mrtvého Romea a také spáchá sebevraždu</text:p>
            </text:list-item>
          </text:list>
        </text:list-item>
        <text:list-item>
          <text:p text:style-name="P14">časoprostor:<text:s/>Itálie, Verona a Mantova, 16. století, děj se odehrává v průběhu jednoho týdne</text:p>
        </text:list-item>
        <text:list-item>
          <text:p text:style-name="P15">kompoziční výstavba:</text:p>
          <text:list text:continue-numbering="true">
            <text:list-item>
              <text:p text:style-name="P16">využita kompozice retrospektivní (chorus) a paralelní (Romeo v Mantově), jinak<text:s/>chronologická</text:p>
            </text:list-item>
            <text:list-item>
              <text:p text:style-name="P17">hra je rozdělena na 5 dějství odpovídajících antickému dělení (expozice, kolize, krize, peripetie, katastrofa)</text:p>
              <text:list text:continue-numbering="true">
                <text:list-item>
                  <text:p text:style-name="P18">peripetie – Julie se „otráví“ aby mohla s Romeem utéct</text:p>
                </text:list-item>
                <text:list-item>
                  <text:p text:style-name="P19">katastrofa – Romeo neví, že je Julie mrtvá jen jako a zabije se<text:s/></text:p>
                </text:list-item>
              </text:list>
            </text:list-item>
          </text:list>
        </text:list-item>
      </text:list>
      <text:h text:style-name="P20" text:outline-level="2">II. Část</text:h>
      <text:list text:style-name="LFO2" text:continue-numbering="true">
        <text:list-item>
          <text:p text:style-name="P21">vypravěč / lyrický subjekt: v díle není vypravěč, pouze scénické poznámky a na začátku Chorus</text:p>
        </text:list-item>
        <text:list-item>
          <text:p text:style-name="P22">vyprávěcí způsoby: celé<text:s/>dílo kromě Choru je psáno v ich formě</text:p>
        </text:list-item>
        <text:list-item>
          <text:p text:style-name="P23">typy promluv: přímá a nepřímá řeč</text:p>
        </text:list-item>
        <text:list-item>
          <text:p text:style-name="P24">veršová výstavba:<text:s/></text:p>
          <text:list text:continue-numbering="true">
            <text:list-item>
              <text:p text:style-name="P25">verš vázaný<text:s/>10 nebo 11 slabik</text:p>
            </text:list-item>
            <text:list-item>
              <text:p text:style-name="P26">rým pouze<text:s/>výjimečně</text:p>
            </text:list-item>
            <text:list-item>
              <text:p text:style-name="P27">blankvers (5-stopý jambický verš)</text:p>
            </text:list-item>
            <text:list-item>
              <text:p text:style-name="P28">chorus je psán sonetem s netradičním (Shakespearovým) rozložením veršů (12 + 2)</text:p>
            </text:list-item>
          </text:list>
        </text:list-item>
        <text:list-item>
          <text:p text:style-name="P29">postavy:</text:p>
          <text:list text:continue-numbering="true">
            <text:list-item>
              <text:p text:style-name="P30"><text:span text:style-name="T31">Romeo</text:span><text:span text:style-name="T32">: 16 let, v průběhu díla dospěje z chlapce v muže, je nejdříve slepě zamilovaný do Rosaliny, poté se zamiluje do Julie, je odvážný,<text:s/></text:span><text:span text:style-name="T33">věrný a čestný</text:span></text:p>
            </text:list-item>
            <text:list-item>
              <text:p text:style-name="P34"><text:span text:style-name="T35">Julie</text:span><text:span text:style-name="T36">:<text:s/></text:span><text:span text:style-name="T37">14 let,<text:s/></text:span><text:span text:style-name="T38">zamilovan</text:span><text:span text:style-name="T39">á</text:span><text:span text:style-name="T40">, inteligentní, statečná, dětinská, ale v průběhu díla také<text:s/></text:span><text:span text:style-name="T41">dospívá</text:span></text:p>
              <text:list text:continue-numbering="true">
                <text:list-item>
                  <text:p text:style-name="P42"><text:span text:style-name="T43">oddaná<text:s/></text:span></text:p>
                </text:list-item>
              </text:list>
            </text:list-item>
            <text:list-item>
              <text:p text:style-name="P44"><text:span text:style-name="T45">Tybalt</text:span><text:span text:style-name="T46">:<text:s/></text:span><text:span text:style-name="T47">bratranec<text:s/></text:span><text:span text:style-name="T48">Julie</text:span><text:span text:style-name="T49">, bouřlivý – rád rozpoutával spory, v jednom z nich je zabit Romeem</text:span></text:p>
            </text:list-item>
            <text:list-item>
              <text:p text:style-name="P50"><text:span text:style-name="T51">Mercutio</text:span><text:span text:style-name="T52">: synovec knížete,<text:s/></text:span><text:span text:style-name="T53">R</text:span><text:span text:style-name="T54">omeův věrný přítel, zemře v boji s Tybaltem</text:span></text:p>
            </text:list-item>
            <text:list-item>
              <text:p text:style-name="P55"><text:span text:style-name="T56">Chůva</text:span><text:span text:style-name="T57">: slouží<text:s/></text:span><text:span text:style-name="T58">Kapuletům</text:span><text:span text:style-name="T59">,<text:s/></text:span></text:p>
              <text:list text:continue-numbering="true">
                <text:list-item>
                  <text:p text:style-name="P60"><text:span text:style-name="T61">vychovatelka Julie, starší, pragmatická</text:span></text:p>
                </text:list-item>
                <text:list-item>
                  <text:p text:style-name="P62"><text:span text:style-name="T63">pomáhá Julii a Romeovi, ale pak říká, že si Julie má vzít Parise</text:span></text:p>
                </text:list-item>
              </text:list>
            </text:list-item>
            <text:list-item>
              <text:p text:style-name="P64"><text:span text:style-name="T65">Lorenzo</text:span><text:span text:style-name="T66"><text:tab/></text:span></text:p>
              <text:list text:continue-numbering="true">
                <text:list-item>
                  <text:p text:style-name="P67"><text:span text:style-name="T68">tajně oddá Rome</text:span><text:span text:style-name="T69">a a Julii, vymyslí plán<text:s/></text:span><text:span text:style-name="T70">Juliiny</text:span><text:span text:style-name="T71"><text:s/>falešné smrti</text:span></text:p>
                </text:list-item>
                <text:list-item>
                  <text:p text:style-name="P72"><text:span text:style-name="T73">chtěl usmířit oba rody tím, že se Romeo a Julie vezmou</text:span><text:span text:style-name="T74"><text:s/></text:span><text:span text:style-name="T75">(rody se nakonec usmíří nad mrtvými dětmi)</text:span><text:span text:style-name="T76"><text:s/></text:span></text:p>
                </text:list-item>
              </text:list>
            </text:list-item>
            <text:list-item>
              <text:p text:style-name="P77"><text:span text:style-name="T78">Montek, Kapulet</text:span><text:span text:style-name="T79">: hlavy rodů, zapřísáhnutí nepřátelé, nakonec se usmíří</text:span></text:p>
            </text:list-item>
          </text:list>
        </text:list-item>
      </text:list>
      <text:h text:style-name="P80" text:outline-level="2">III. Část</text:h>
      <text:list text:style-name="LFO3" text:continue-numbering="true">
        <text:list-item>
          <text:p text:style-name="P81">jazykové prostředky a jejich funkce ve výňatku:<text:s/>překlad z roku 1938, psán mírně zastaralou spisovnou češtinou</text:p>
        </text:list-item>
        <text:list-item>
          <text:p text:style-name="P82">mnoho metafor, knižních výrazů, archaismů, řečnických otázek</text:p>
        </text:list-item>
        <text:list-item>
          <text:p text:style-name="P83">tropy a figury<text:s/>ve<text:s/>výňatku<text:s/>(překlad E.<text:s/>A.<text:s/>Saudek 1938):<text:s/>ve výňatku se velmi často vyskytují především apostrofa, metafora a personifikace</text:p>
        </text:list-item>
      </text:list>
      <text:p text:style-name="P84"/>
      <text:p text:style-name="P85">Kontext</text:p>
      <text:p text:style-name="P86">Shakespeare</text:p>
      <text:list text:style-name="LFO4" text:continue-numbering="true">
        <text:list-item>
          <text:p text:style-name="P87">založil The Globe</text:p>
        </text:list-item>
        <text:list-item>
          <text:p text:style-name="P88">40 dramat (tragedie, komedie, historické hry)</text:p>
          <text:list text:continue-numbering="true">
            <text:list-item>
              <text:p text:style-name="P89">Sen noci svatojánské</text:p>
            </text:list-item>
            <text:list-item>
              <text:p text:style-name="P90">Zkrocení zlé ženy</text:p>
            </text:list-item>
            <text:list-item>
              <text:p text:style-name="P91">Othello</text:p>
            </text:list-item>
            <text:list-item>
              <text:p text:style-name="P92">Hamlet</text:p>
            </text:list-item>
            <text:list-item>
              <text:p text:style-name="P93">Richard III</text:p>
            </text:list-item>
            <text:list-item>
              <text:p text:style-name="P94">Julius Caesar</text:p>
            </text:list-item>
          </text:list>
        </text:list-item>
      </text:list>
      <text:p text:style-name="P95">Humanismus a renesance</text:p>
      <text:list text:style-name="LFO4" text:continue-numbering="true">
        <text:list-item>
          <text:p text:style-name="P96">důraz na vzdělání na člověka</text:p>
        </text:list-item>
        <text:list-item>
          <text:p text:style-name="P97">rozvíjí se umění a věda</text:p>
        </text:list-item>
        <text:list-item>
          <text:p text:style-name="P98">Giovanni Boccaccio: Dekameron</text:p>
        </text:list-item>
        <text:list-item>
          <text:p text:style-name="P99">Dante Allighieri: Božská komedie</text:p>
        </text:list-item>
        <text:list-item>
          <text:p text:style-name="P100">Francois Villon: Malý testament, Velký testament</text:p>
        </text:list-item>
        <text:list-item>
          <text:p text:style-name="P101">Lope de Vega: Fuente Ovechuna (kolektivní drama)</text:p>
        </text:list-item>
        <text:list-item>
          <text:p text:style-name="P102">Geoffrey Chaucer: Canterburské povídky</text:p>
        </text:list-item>
      </text:list>
      <text:p text:style-name="P103"/>
      <text:section text:name="Sect1" text:style-name="S1">
        <text:p text:style-name="P104"><text:span text:style-name="T105">Romeo:</text:span></text:p>
        <text:p text:style-name="P106">To učiním. – Ukaž mi obličej!</text:p>
        <text:p text:style-name="P107">Bratranec Merkuciův, hrabě Paris!</text:p>
        <text:p text:style-name="P108">Co říkal mezi jízdou Baltazar,</text:p>
        <text:p text:style-name="P109">ač jsem ho pro žal<text:s/>neposlouchal? Neřek,</text:p>
        <text:p text:style-name="P110">že Paris se měl s Julií oženit?</text:p>
        <text:p text:style-name="P111">Neříkal to? Či se mi to jen zdálo?</text:p>
        <text:p text:style-name="P112">Či šílím snad a vymýšlím si to,</text:p>
        <text:p text:style-name="P113">mluvil o Julii? – Dej <text:s/>mi ruku,</text:p>
        <text:p text:style-name="P114">sousede v smolné knize neštěstí.</text:p>
        <text:p text:style-name="P115">Pohřbím tě v hrobě nade všechny hroby.</text:p>
        <text:p text:style-name="P116">Že v hrobě? Ne. Vždyť je to maják, hochu!</text:p>
        <text:p text:style-name="P117">Zde leží Julie a ta svou krásou</text:p>
        <text:p text:style-name="P118">z té hrobky činí palác plný světla.</text:p>
        <text:p text:style-name="P119">Zde, mrtvým pochován, si mrtvý, lež!</text:p>
        <text:p text:style-name="P120">(Uloží Parise do hrobky.)</text:p>
        <text:p text:style-name="P121">Jak často lidé, smrt už na jazyku,</text:p>
        <text:p text:style-name="P122">se ještě rozjařili. Pablesk žití</text:p>
        <text:p text:style-name="P123">se tomu říká. Ale jak bych tohle</text:p>
        <text:p text:style-name="P124">moh<text:s/>nazvat pableskem? Má lásko! Ženo!</text:p>
        <text:p text:style-name="P125">Smrt, třeba vsála tvého dechu med,</text:p>
        <text:p text:style-name="P126">nad tvojí krásou dosud moci nemá.</text:p>
        <text:p text:style-name="P127">Ještě tě nedobyla. Dosud nachem</text:p>
        <text:p text:style-name="P128">ti v tváři plá a na rtech prapor krásy</text:p>
        <text:p text:style-name="P129">a nevztyčen tam bledý prapor smrti.</text:p>
        <text:p text:style-name="P130">Tyblate v zkrvaveném rubáši!</text:p>
        <text:p text:style-name="P131">Co více mohu udělat ti k vůli,</text:p>
        <text:p text:style-name="P132">než rukou, která tobě přetrhala</text:p>
        <text:p text:style-name="P133">tvou mladost, zabít tvého protivníka?</text:p>
        <text:p text:style-name="P134">Odpusť mi, bratranče! – Ach, Julie,</text:p>
        <text:p text:style-name="P135">proč jsi stále tak krásná?- Mám snad věřit,</text:p>
        <text:p text:style-name="P136">že netělesná smrt je záletná,</text:p>
        <text:p text:style-name="P137">že tě ten kostlivec tu drží v horbce,</text:p>
        <text:p text:style-name="P138">abys mu v temnu<text:s/>tady byla milou?</text:p>
        <text:p text:style-name="P139">Mám strach, že je to tak. A proto navždy</text:p>
        <text:p text:style-name="P140">zůstanu s tebou v tomto paláci</text:p>
        <text:p text:style-name="P141">pochmurné noci! Tady budu bývat</text:p>
        <text:p text:style-name="P142">s tvou červí čeládkou. Zde na věky</text:p>
        <text:p text:style-name="P143">chci spočinout a navždy setřást z těla,</text:p>
        <text:p text:style-name="P144">ušlého poutí světem, jařmo hvězd,</text:p>
        <text:p text:style-name="P145">které mi nepřály. – Naposled, oči,</text:p>
        <text:p text:style-name="P146">naposled, paže, obejměte ji!</text:p>
        <text:p text:style-name="P147">A vy, mé rty, vy brány dechu,</text:p>
        <text:p text:style-name="P148">navždy polibkem upište se nebytí.</text:p>
        <text:p text:style-name="P149">Pojď, trpký druhu, trapný provázeči!</text:p>
        <text:p text:style-name="P150">Teď najeď, lodivode oufalý,</text:p>
        <text:p text:style-name="P151">svým uondaným člunem na skalisko!</text:p>
        <text:p text:style-name="Standard"><text:span text:style-name="T152">Na zdraví, lásko!<text:s/></text:span><text:span text:style-name="T153">(Pije.)<text:s/></text:span><text:span text:style-name="T154">Lékárníku, dík!</text:span></text:p>
        <text:p text:style-name="P155">Jed působí.<text:s/>– Umírám v políbení.</text:p>
        <text:p text:style-name="P156"/>
        <text:p text:style-name="P157">aliterace</text:p>
        <text:p text:style-name="P158">elipsa (chybí sloveso)</text:p>
        <text:p text:style-name="P159"/>
        <text:p text:style-name="P160">archaismus (žal), nepřímá řeč</text:p>
        <text:p text:style-name="P161"/>
        <text:p text:style-name="P162">řečnická otázka</text:p>
        <text:p text:style-name="P163">eufonie (š,s)</text:p>
        <text:p text:style-name="P164"/>
        <text:p text:style-name="P165">apostrofa, metafora, epiteton</text:p>
        <text:p text:style-name="P166">epizeuxis,</text:p>
        <text:p text:style-name="P167">teze – antiteze</text:p>
        <text:p text:style-name="P168"/>
        <text:p text:style-name="P169">hyperbola, metafora</text:p>
        <text:p text:style-name="P170">epizeuxis, aliterace, anafora</text:p>
        <text:p text:style-name="P171"/>
        <text:p text:style-name="P172"/>
        <text:p text:style-name="P173">archaismus<text:s/>(pablesk)</text:p>
        <text:p text:style-name="P174">anafora</text:p>
        <text:p text:style-name="P175">apostrofa, metonýmie</text:p>
        <text:p text:style-name="P176">eufemismus, pesonifikace, perifráze,</text:p>
        <text:p text:style-name="P177">metafora, inverze</text:p>
        <text:p text:style-name="P178">personifikace, poetismus</text:p>
        <text:p text:style-name="P179">metafora</text:p>
        <text:p text:style-name="P180">matafora</text:p>
        <text:p text:style-name="P181">archaismus (rubáš), apostrofa</text:p>
        <text:p text:style-name="P182"/>
        <text:p text:style-name="P183">synekdocha</text:p>
        <text:p text:style-name="P184">řečnická otázka</text:p>
        <text:p text:style-name="P185">apostrofa</text:p>
        <text:p text:style-name="P186">řečnická otázka</text:p>
        <text:p text:style-name="P187">personifikace</text:p>
        <text:p text:style-name="P188">anafora</text:p>
        <text:p text:style-name="P189">aliterace</text:p>
        <text:p text:style-name="P190"/>
        <text:p text:style-name="P191">metafora</text:p>
        <text:p text:style-name="P192">aliterace</text:p>
        <text:p text:style-name="P193">aliterace</text:p>
        <text:p text:style-name="P194">eufemismus, poetismy, perifráze</text:p>
        <text:p text:style-name="P195"/>
        <text:p text:style-name="P196">personifikace</text:p>
        <text:p text:style-name="P197">personifikace</text:p>
        <text:p text:style-name="P198">synakdota, anafora, apostrofa</text:p>
        <text:p text:style-name="P199"/>
        <text:p text:style-name="P200">apostrofa</text:p>
        <text:p text:style-name="P201">apostrofa, eufemismus, metafora</text:p>
        <text:p text:style-name="P202"/>
        <text:p text:style-name="P203">oxymóron, apostrofa</text:p>
        <text:p text:style-name="P20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" svg:font-family="Ralew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asian="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in" fo:margin-left="0.8in" fo:margin-bottom="0.7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Rádl</dc:creator>
    <meta:creation-date>2018-01-10T09:26:00Z</meta:creation-date>
    <dc:date>2020-11-20T09:26:00Z</dc:date>
    <meta:template xlink:href="Normal.dotm" xlink:type="simple"/>
    <meta:editing-cycles>9</meta:editing-cycles>
    <meta:editing-duration>PT4860S</meta:editing-duration>
    <meta:document-statistic meta:page-count="1" meta:paragraph-count="10" meta:word-count="794" meta:character-count="5469" meta:row-count="39" meta:non-whitespace-character-count="4685"/>
  </office:meta>
</office:document-meta>
</file>